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8675" officeooo:paragraph-rsid="00118675"/>
    </style:style>
    <style:style style:name="P2" style:family="paragraph" style:parent-style-name="Table_20_Contents">
      <style:text-properties officeooo:rsid="00141c09" officeooo:paragraph-rsid="00141c09"/>
    </style:style>
    <style:style style:name="P3" style:family="paragraph" style:parent-style-name="Table_20_Contents">
      <style:text-properties officeooo:rsid="0014e4d0" officeooo:paragraph-rsid="0014e4d0"/>
    </style:style>
    <style:style style:name="P4" style:family="paragraph" style:parent-style-name="Table_20_Contents">
      <style:text-properties officeooo:rsid="0014e4d0" officeooo:paragraph-rsid="001581cc"/>
    </style:style>
    <style:style style:name="T1" style:family="text">
      <style:text-properties officeooo:rsid="001581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Personale (25-26-27-28-29-34-45)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LicenziaUtent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per licenziare un componente del personale 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Conferma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di conferma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AggiungiNuovoPersonaleEducativoForm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Form con i dati per inserire un nuovo personale educativ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GestionePersonaleControl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5" office:value-type="string">
            <text:p text:style-name="Table_20_Contents"><text:text-input text:description="">Control legato all'aggiunta, modifica e licenziamento di utenti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Direttore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6" office:value-type="string">
            <text:p text:style-name="Table_20_Contents"><text:text-input text:description="">Direttore dell'asil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ModificaDatiPersonaleAsiloDaDirettoreForm</text:text-input></text:p>
          </table:table-cell>
          <table:table-cell table:style-name="Tabella1.B7" office:value-type="string">
            <text:p text:style-name="Table_20_Contents"><text:text-input text:description="">Boundary</text:text-input></text:p>
          </table:table-cell>
          <table:table-cell table:style-name="Tabella1.C7" office:value-type="string">
            <text:p text:style-name="P1">Form con i dati del personale <text:s/><text:span text:style-name="T1">asilo da modificare da parte del direttore</text:span></text:p>
          </table:table-cell>
        </table:table-row>
        <table:table-row>
          <table:table-cell table:style-name="Tabella1.A8" office:value-type="string">
            <text:p text:style-name="Table_20_Contents"><text:text-input text:description="">LicenziaImpiegatoSegreteriaButton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8" office:value-type="string">
            <text:p text:style-name="Table_20_Contents"><text:text-input text:description="">pulsante per licenziare utente della segreteria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ImpiegatoDiSegreteria</text:text-input>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9" office:value-type="string">
            <text:p text:style-name="Table_20_Contents"><text:text-input text:description="">Impiegato di segreteria dell'asilo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personale formazione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10" office:value-type="string">
            <text:p text:style-name="Table_20_Contents"><text:text-input text:description="">Personale di formazione dell'asilo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ModificaDaatiUtenteForm</text:text-input></text:p>
          </table:table-cell>
          <table:table-cell table:style-name="Tabella1.B11" office:value-type="string">
            <text:p text:style-name="Table_20_Contents"><text:text-input text:description="">ModificaDaatiUtenteForm</text:text-input></text:p>
          </table:table-cell>
          <table:table-cell table:style-name="Tabella1.C11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</table:table-row>
        <table:table-row>
          <table:table-cell table:style-name="Tabella1.A12" office:value-type="string">
            <text:p text:style-name="P2">Personale Educativo</text:p>
          </table:table-cell>
          <table:table-cell table:style-name="Tabella1.B12" office:value-type="string">
            <text:p text:style-name="P2">Entty</text:p>
          </table:table-cell>
          <table:table-cell table:style-name="Tabella1.C12" office:value-type="string">
            <text:p text:style-name="P2">Personale educativo dell'asilo</text:p>
          </table:table-cell>
        </table:table-row>
        <table:table-row>
          <table:table-cell table:style-name="Tabella1.A13" office:value-type="string">
            <text:p text:style-name="P3">ModificaDatiPersonale<text:span text:style-name="T1">Formazione</text:span>Form</text:p>
          </table:table-cell>
          <table:table-cell table:style-name="Tabella1.B13" office:value-type="string">
            <text:p text:style-name="P3">Boundary</text:p>
          </table:table-cell>
          <table:table-cell table:style-name="Tabella1.C13" office:value-type="string">
            <text:p text:style-name="P3">Form di modifica dei dati del personale <text:span text:style-name="T1">di formazione dal personale amministrativo</text:span></text:p>
          </table:table-cell>
        </table:table-row>
        <table:table-row>
          <table:table-cell table:style-name="Tabella1.A14" office:value-type="string">
            <text:p text:style-name="P4"><text:span text:style-name="T1">Personale Amministrativo</text:span></text:p>
          </table:table-cell>
          <table:table-cell table:style-name="Tabella1.B14" office:value-type="string">
            <text:p text:style-name="P4"><text:span text:style-name="T1">Entity</text:span></text:p>
          </table:table-cell>
          <table:table-cell table:style-name="Tabella1.C14" office:value-type="string">
            <text:p text:style-name="P4"><text:span text:style-name="T1">Personale amministrativo dell'asilo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20:27:03.26</meta:creation-date>
    <meta:editing-duration>PT4H52M4S</meta:editing-duration>
    <meta:editing-cycles>5</meta:editing-cycles>
    <meta:generator>LibreOffice/3.6$Windows_x86 LibreOffice_project/da8c1e6-fd468f4-454e206-f42a4a9-143cfd</meta:generator>
    <dc:date>2012-10-30T17:09:22.99</dc:date>
    <meta:document-statistic meta:table-count="1" meta:image-count="0" meta:object-count="0" meta:page-count="1" meta:paragraph-count="43" meta:word-count="110" meta:character-count="1021" meta:non-whitespace-character-count="95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